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5B1000001E2298680A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859cm" svg:height="6.9cm" svg:x="0.1cm" svg:y="1cm">
          <draw:image xlink:href="Pictures/10000000000005B1000001E2298680A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4-22T12:43:30.577000000</dc:date>
    <meta:editing-duration>PT1H6M26S</meta:editing-duration>
    <meta:editing-cycles>14</meta:editing-cycles>
    <meta:generator>LibreOffice/4.2.5.2$Windows_x86 LibreOffice_project/61cb170a04bb1f12e77c884eab9192be736ec5f5</meta:generator>
    <meta:document-statistic meta:object-count="1"/>
  </office:meta>
</office:document-meta>
</file>